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LM Sans 10" svg:font-family="'LM Sans 10'" style:font-adornments="10 Regular" style:font-family-generic="swiss" style:font-pitch="variable"/>
    <style:font-face style:name="LM Sans 17" svg:font-family="'LM Sans 17'" style:font-adornments="17 Regular" style:font-family-generic="swiss" style:font-pitch="variable"/>
    <style:font-face style:name="LM Sans 9" svg:font-family="'LM Sans 9'" style:font-adornments="9 Regular"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Frame_20_contents">
      <style:text-properties fo:color="#999999" style:font-name="StarSymbol1" style:font-name-asian="StarSymbol1" style:font-name-complex="StarSymbol1"/>
    </style:style>
    <style:style style:name="P4" style:family="paragraph" style:parent-style-name="Salutation">
      <style:paragraph-properties fo:margin-left="0in" fo:margin-right="-0.0102in" fo:text-align="justify" style:justify-single-word="false" fo:text-indent="0in" style:auto-text-indent="false"/>
    </style:style>
    <style:style style:name="P5" style:family="paragraph" style:parent-style-name="Signature">
      <style:paragraph-properties fo:margin-left="0in" fo:margin-right="0in" fo:text-align="justify" style:justify-single-word="false" fo:text-indent="0in" style:auto-text-indent="false"/>
    </style:style>
    <style:style style:name="P6" style:family="paragraph" style:parent-style-name="Opening">
      <style:paragraph-properties fo:text-align="justify" style:justify-single-word="false"/>
    </style:style>
    <style:style style:name="P7" style:family="paragraph" style:parent-style-name="Date">
      <style:paragraph-properties fo:text-align="justify" style:justify-single-word="false"/>
    </style:style>
    <style:style style:name="P8" style:family="paragraph" style:parent-style-name="Date">
      <style:paragraph-properties fo:text-align="end" style:justify-single-word="false"/>
    </style:style>
    <style:style style:name="P9" style:family="paragraph" style:parent-style-name="Text_20_body">
      <style:paragraph-properties fo:text-align="justify" style:justify-single-word="false"/>
    </style:style>
    <style:style style:name="P10" style:family="paragraph" style:parent-style-name="Subject">
      <style:paragraph-properties fo:text-align="justify" style:justify-single-word="false"/>
    </style:style>
    <style:style style:name="P11" style:family="paragraph" style:parent-style-name="Date" style:master-page-name="First_20_Page">
      <style:paragraph-properties fo:text-align="justify" style:justify-single-word="false" style:page-number="auto"/>
    </style:style>
    <style:style style:name="P12" style:family="paragraph" style:parent-style-name="Text_20_body">
      <style:paragraph-properties fo:text-align="justify" style:justify-single-word="false"/>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 style:family="paragraph">
      <style:paragraph-properties fo:text-align="center"/>
    </style:style>
    <style:style style:name="T1" style:family="text">
      <style:text-properties style:text-underline-style="none"/>
    </style:style>
    <style:style style:name="T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0">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Sender_20_in_20_window_20_header"><text:sender-firstname text:fixed="false">Max</text:sender-firstname> <text:sender-lastname text:fixed="false">Mustermann</text:sender-lastname> <text:span text:style-name="T1">⋅</text:span> <text:sender-street text:fixed="false">Musterstraße 42</text:sender-street> <text:span text:style-name="T1">⋅</text:span>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1">
        <draw:text-box fo:min-height="1.2783in">
          <text:section text:style-name="Sect1" text:name="Sender Address">
            <text:p text:style-name="Heading"><office:annotation><dc:creator>Unbekannter Autor</dc:creator><dc:date>2013-01-02T04:23:43</dc:date><text:p text:style-name="P13"><text:span text:style-name="T2">Diese Kommentare können im Menü unter Ansicht &gt; Kommentare ein-/ausgeblendet werden.</text:span></text:p></office:annotation><text:sender-firstname text:fixed="false">Max</text:sender-firstname> <text:sender-lastname text:fixed="false">Mustermann</text:sender-lastname><office:annotation><dc:creator>Unbekannter Autor</dc:creator><dc:date>2013-01-02T04:35:25</dc:date><text:p text:style-name="P13"><text:span text:style-name="T2">Die verwendete Schriftart Latin Modern gibt es unter </text:span><text:span text:style-name="T2"><text:a xlink:href="http://www.gust.org.pl/projects/e-foundry/latin-modern/">http://www.gust.org.pl/projects/e-foundry/latin-modern/</text:a></text:span></text:p></office:annotation></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Unbekannter Autor</dc:creator><dc:date>2013-01-02T04:23:46</dc:date><text:p text:style-name="P13"><text:span text:style-name="T2">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3"><draw:line text:anchor-type="paragraph" draw:z-index="4" draw:style-name="gr1" draw:text-style-name="P14" svg:x1="0in" svg:y1="4.1339in" svg:x2="0.2953in" svg:y2="4.1339in"><text:p/></draw:line><draw:line text:anchor-type="paragraph" draw:z-index="5" draw:style-name="gr1" draw:text-style-name="P14" svg:x1="0in" svg:y1="8.2681in" svg:x2="0.2953in" svg:y2="8.2681in"><text:p/></draw:line><draw:line text:anchor-type="paragraph" draw:z-index="6" draw:style-name="gr1" draw:text-style-name="P14" svg:x1="0in" svg:y1="5.8465in" svg:x2="0.1965in" svg:y2="5.8465in"><text:p/></draw:line></text:p>
          </text:section>
          <text:p text:style-name="P3"/>
        </draw:text-box>
      </draw:frame>
      <text:p text:style-name="P11"/>
      <text:p text:style-name="P7"/>
      <text:p text:style-name="P8"><text:date style:data-style-name="N81" text:date-value="2014-08-17T21:32:25.99">17. August 2014</text:date></text:p>
      <text:section text:style-name="Sect1" text:name="Subject Line">
        <text:p text:style-name="P10">Unterstützung beim Übersetzen eines lateinischen Textes</text:p>
      </text:section>
      <text:p text:style-name="P6"><text:user-field-get text:name="Salutation">Sehr geehrte Damen und Herren</text:user-field-get>,</text:p>
      <text:p text:style-name="P9">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9">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9">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9">Duis autem vel eum iriure dolor in hendrerit in vulputate velit esse molestie consequat, vel illum dolore eu feugiat nulla facilisis.</text:p>
      <text:p text:style-name="P9">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text:soft-page-break/>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P9">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Unbekannter Autor</dc:creator><dc:date>2013-01-02T04:24:18</dc:date><text:p text:style-name="P13"><text:span text:style-name="T2">Damit die automatische <text:s/>Silbentrennung funktioniert, muss ein deutsches Wörterbuch installiert sein. Falls dies nicht der Fall ist, gibt es Wörterbücher zum Herunterladen unter </text:span><text:span text:style-name="T2"><text:a xlink:href="http://extensions.openoffice.org/de/dictionaries">http://extensions.openoffice.org/de/dictionaries</text:a></text:span></text:p></office:annotation></text:p>
      <text:p text:style-name="P4"><text:user-field-get text:name="Greeting">Mit freundlichen Grüßen</text:user-field-get></text:p>
      <text:p text:style-name="P5"><text:sender-firstname text:fixed="false">Max</text:sender-firstname> <text:sender-lastname text:fixed="false">Mustermann</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LM Sans 10" svg:font-family="'LM Sans 10'" style:font-adornments="10 Regular" style:font-family-generic="swiss" style:font-pitch="variable"/>
    <style:font-face style:name="LM Sans 17" svg:font-family="'LM Sans 17'" style:font-adornments="17 Regular" style:font-family-generic="swiss" style:font-pitch="variable"/>
    <style:font-face style:name="LM Sans 9" svg:font-family="'LM Sans 9'" style:font-adornments="9 Regular"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90%" fo:text-align="justify" style:justify-single-word="false" fo:orphans="2" fo:widows="2" fo:hyphenation-ladder-count="no-limit" style:page-number="auto"/>
      <style:text-properties style:use-window-font-color="true" style:font-name="LM Sans 10" fo:font-size="11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1965in" style:page-number="auto"/>
      <style:text-properties style:font-name="LM Sans 1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1pt"/>
    </style:style>
    <style:style style:name="Signature" style:family="paragraph" style:parent-style-name="Standard" style:next-style-name="Standard" style:class="text">
      <style:paragraph-properties fo:margin="100%" fo:margin-left="3.3465in" fo:margin-right="0in" fo:margin-top="0in" fo:margin-bottom="0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LM Sans 17"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style:font-name="LM Sans 9"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Sender_20_in_20_window_20_header" style:display-name="Sender in window header" style:family="paragraph" style:parent-style-name="Standard">
      <style:paragraph-properties fo:text-align="start" style:justify-single-word="false"/>
      <style:text-properties style:font-name="LM Sans 9" fo:font-size="6.5pt" fo:font-style="normal" style:font-size-asian="6.5pt" style:font-style-asian="normal" style:font-size-complex="6.5pt" style:font-style-complex="norma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LMMono10"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34</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Latin Modern Sans</dc:title>
    <dc:description>Privatbrief im LaTeX-Stil mit Empfängeranschrift im Sichtfenster und automatischer Silbentrennung. Verwendet Schriftart Latin Modern Sans (verfügbar unter http://www.gust.org.pl/projects/e-foundry/latin-modern/ oder als Debian-Paket lmodern). Zur korrekten Anzeige müssen die Benutzerdaten in den Einstellungen eingetragen und ein deutsches Wörterbuch (http://extensions.openoffice.org/) für die Silbentrennung installiert sein.

Beispielbrief als PDF: http://users.simified.de/~micha/openoffice-vorlagen/Korrespondenz/Brief_Latin_Modern_Sans.pdf

Erstellt von Michael Fiedler</dc:description>
    <meta:creation-date>2014-08-17T21:31:59</meta:creation-date>
    <dc:language>en-US</dc:language>
    <meta:editing-cycles>2</meta:editing-cycles>
    <meta:editing-duration>P0D</meta:editing-duration>
    <dc:subject>Privatbrief im LaTeX-Stil mit Empfängeranschrift im Sichtfenster und automatischer Silbentrennung. Verwendet Schriftart Latin Modern Sans.</dc:subject>
    <meta:keyword>Korrespondenz</meta:keyword>
    <meta:keyword>Brief</meta:keyword>
    <meta:keyword>Vorlage</meta:keyword>
    <meta:keyword>Briefvorlage</meta:keyword>
    <meta:keyword>Template</meta:keyword>
    <meta:keyword>Privat</meta:keyword>
    <meta:keyword>Latin Modern Sans</meta:keyword>
    <meta:keyword>LaTeX</meta:keyword>
    <meta:initial-creator>Max Mustermann</meta:initial-creator>
    <dc:date>2014-08-17T21:32:25</dc:date>
    <dc:creator>Max Mustermann</dc:creator>
    <meta:document-statistic meta:table-count="0" meta:image-count="0" meta:object-count="0" meta:page-count="2" meta:paragraph-count="24" meta:word-count="626" meta:character-count="3880" meta:non-whitespace-character-count="3280"/>
    <meta:user-defined meta:name="Info 1"/>
    <meta:user-defined meta:name="Info 2"/>
    <meta:user-defined meta:name="Info 3"/>
    <meta:user-defined meta:name="License">&lt;a href="http://templates.services.openoffice.org/bsd-license"&gt;BSD&lt;/a&gt;</meta:user-defined>
  </office:meta>
</office:document-meta>
</file>